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 fo:font-size="18pt" officeooo:rsid="00082e24" officeooo:paragraph-rsid="00082e24" style:font-size-asian="18pt" style:font-size-complex="18pt"/>
    </style:style>
    <style:style style:name="P2" style:family="paragraph" style:parent-style-name="Standard">
      <style:text-properties style:font-name="Arial" officeooo:paragraph-rsid="00082e24"/>
    </style:style>
    <style:style style:name="P3" style:family="paragraph" style:parent-style-name="Standard">
      <style:text-properties style:font-name="Arial" fo:font-size="16pt" officeooo:paragraph-rsid="00082e24" style:font-size-asian="16pt" style:font-size-complex="16pt"/>
    </style:style>
    <style:style style:name="P4" style:family="paragraph" style:parent-style-name="Standard">
      <style:text-properties style:font-name="Arial" fo:font-size="18pt" officeooo:paragraph-rsid="00082e24" style:font-size-asian="18pt" style:font-size-complex="18pt"/>
    </style:style>
    <style:style style:name="P5" style:family="paragraph" style:parent-style-name="Heading_20_1">
      <style:text-properties fo:font-variant="normal" fo:text-transform="none" fo:color="#0c0c0c" loext:opacity="100%" style:font-name="Arial" fo:font-size="14pt" fo:letter-spacing="normal" fo:font-style="normal" fo:font-weight="normal" officeooo:paragraph-rsid="00082e24" style:font-size-asian="14pt" style:font-size-complex="14pt"/>
    </style:style>
    <style:style style:name="P6" style:family="paragraph" style:parent-style-name="Standard">
      <style:text-properties style:font-name="Arial" fo:font-size="16pt" officeooo:rsid="00082e24" officeooo:paragraph-rsid="00082e24" style:font-size-asian="16pt" style:font-size-complex="16pt"/>
    </style:style>
    <style:style style:name="P7" style:family="paragraph" style:parent-style-name="Standard">
      <style:text-properties fo:font-variant="normal" fo:text-transform="none" fo:color="#0c0c0c" loext:opacity="100%" style:font-name="Arial" fo:font-size="12pt" fo:letter-spacing="normal" fo:font-style="normal" fo:font-weight="normal" officeooo:paragraph-rsid="00082e24" style:font-size-asian="16pt" style:font-size-complex="16pt" loext:padding="0cm" loext:border="none"/>
    </style:style>
    <style:style style:name="P8" style:family="paragraph" style:parent-style-name="Text_20_body" style:list-style-name="L1">
      <style:text-properties fo:font-variant="normal" fo:text-transform="none" fo:color="#0c0c0c" loext:opacity="100%" style:font-name="Arial" fo:font-size="16pt" fo:letter-spacing="normal" fo:font-style="normal" fo:font-weight="normal" officeooo:paragraph-rsid="00082e24" style:font-size-asian="16pt" style:font-size-complex="16pt" loext:padding="0cm" loext:border="none"/>
    </style:style>
    <style:style style:name="P9" style:family="paragraph" style:parent-style-name="Text_20_body" style:list-style-name="L1">
      <style:paragraph-properties fo:margin-top="0cm" fo:margin-bottom="0cm" style:contextual-spacing="false" style:line-height-at-least="0.529cm" fo:orphans="2" fo:widows="2" fo:padding="0cm" fo:border="none"/>
      <style:text-properties fo:font-variant="normal" fo:text-transform="none" fo:color="#0c0c0c" loext:opacity="100%" style:font-name="Arial" fo:font-size="16pt" fo:letter-spacing="normal" fo:font-style="normal" fo:font-weight="normal" style:font-size-asian="16pt" style:font-size-complex="16pt" loext:padding="0cm" loext:border="none"/>
    </style:style>
    <style:style style:name="P10" style:family="paragraph" style:parent-style-name="Text_20_body" style:list-style-name="L2">
      <style:text-properties fo:font-variant="normal" fo:text-transform="none" fo:color="#0c0c0c" loext:opacity="100%" style:font-name="Arial" fo:font-size="16pt" fo:letter-spacing="normal" fo:font-style="normal" fo:font-weight="normal" officeooo:paragraph-rsid="00082e24" style:font-size-asian="16pt" style:font-size-complex="16pt" loext:padding="0cm" loext:border="none"/>
    </style:style>
    <style:style style:name="P11" style:family="paragraph" style:parent-style-name="Text_20_body" style:list-style-name="L2">
      <style:paragraph-properties fo:margin-top="0cm" fo:margin-bottom="0cm" style:contextual-spacing="false" style:line-height-at-least="0.529cm" fo:orphans="2" fo:widows="2" fo:padding="0cm" fo:border="none"/>
      <style:text-properties fo:font-variant="normal" fo:text-transform="none" fo:color="#0c0c0c" loext:opacity="100%" style:font-name="Arial" fo:font-size="16pt" fo:letter-spacing="normal" fo:font-style="normal" fo:font-weight="normal" style:font-size-asian="16pt" style:font-size-complex="16pt" loext:padding="0cm" loext:border="none"/>
    </style:style>
    <style:style style:name="P12" style:family="paragraph" style:parent-style-name="Standard">
      <style:text-properties style:font-name="Arial" fo:font-size="18pt" officeooo:paragraph-rsid="00085025" style:font-size-asian="18pt" style:font-size-complex="18pt"/>
    </style:style>
    <style:style style:name="P13" style:family="paragraph" style:parent-style-name="Standard" style:list-style-name="L3">
      <style:text-properties style:font-name="Arial" fo:font-size="16pt" officeooo:rsid="00085025" officeooo:paragraph-rsid="00085025" style:font-size-asian="16pt" style:font-size-complex="16pt"/>
    </style:style>
    <style:style style:name="P14" style:family="paragraph" style:parent-style-name="Text_20_body" style:list-style-name="L4">
      <style:text-properties officeooo:paragraph-rsid="00082e24"/>
    </style:style>
    <style:style style:name="P15" style:family="paragraph" style:parent-style-name="Text_20_body" style:list-style-name="L4">
      <style:paragraph-properties fo:margin-top="0cm" fo:margin-bottom="0cm" style:contextual-spacing="false" style:line-height-at-least="0.529cm" fo:orphans="2" fo:widows="2" fo:padding="0cm" fo:border="none"/>
      <style:text-properties fo:font-variant="normal" fo:text-transform="none" fo:color="#0c0c0c" loext:opacity="100%" style:font-name="Arial" fo:font-size="16pt" fo:letter-spacing="normal" fo:font-style="normal" fo:font-weight="normal" style:font-size-asian="16pt" style:font-size-complex="16pt" loext:padding="0cm" loext:border="none"/>
    </style:style>
    <style:style style:name="P16" style:family="paragraph" style:parent-style-name="Standard">
      <style:text-properties style:font-name="Arial" fo:font-size="16pt" officeooo:rsid="00085025" officeooo:paragraph-rsid="00082e24" style:font-size-asian="16pt" style:font-size-complex="16pt"/>
    </style:style>
    <style:style style:name="P17" style:family="paragraph" style:parent-style-name="Standard">
      <style:text-properties fo:font-size="16pt" officeooo:rsid="00085025" officeooo:paragraph-rsid="00082e24" style:font-size-asian="16pt" style:font-size-complex="16pt"/>
    </style:style>
    <style:style style:name="P18" style:family="paragraph" style:parent-style-name="Standard">
      <style:text-properties style:font-name="Arial" fo:font-size="18pt" officeooo:rsid="00085025" officeooo:paragraph-rsid="0008e53c" style:font-size-asian="18pt" style:font-size-complex="18pt"/>
    </style:style>
    <style:style style:name="P19" style:family="paragraph" style:parent-style-name="Standard">
      <style:text-properties style:font-name="Arial" fo:font-size="16pt" officeooo:rsid="00085025" officeooo:paragraph-rsid="0008e53c" style:font-size-asian="16pt" style:font-size-complex="16pt"/>
    </style:style>
    <style:style style:name="P20" style:family="paragraph" style:parent-style-name="Standard">
      <style:text-properties style:font-name="Arial" fo:font-size="20pt" officeooo:rsid="00085025" officeooo:paragraph-rsid="0008e53c" style:font-size-asian="20pt" style:font-size-complex="20pt"/>
    </style:style>
    <style:style style:name="P21" style:family="paragraph" style:parent-style-name="Standard">
      <style:text-properties style:font-name="Arial" fo:font-size="16pt" officeooo:rsid="000b51f8" officeooo:paragraph-rsid="0008e53c" style:font-size-asian="16pt" style:font-size-complex="16pt"/>
    </style:style>
    <style:style style:name="P22" style:family="paragraph" style:parent-style-name="Standard">
      <style:text-properties style:font-name="Arial" fo:font-size="16pt" officeooo:rsid="00085025" officeooo:paragraph-rsid="000b51f8" style:font-size-asian="16pt" style:font-size-complex="16pt"/>
    </style:style>
    <style:style style:name="P23" style:family="paragraph" style:parent-style-name="Standard">
      <style:text-properties style:font-name="Arial" fo:font-size="16pt" officeooo:rsid="00085025" officeooo:paragraph-rsid="000be44c" style:font-size-asian="16pt" style:font-size-complex="16pt"/>
    </style:style>
    <style:style style:name="P24" style:family="paragraph" style:parent-style-name="Standard">
      <style:text-properties style:font-name="Arial" fo:font-size="18pt" officeooo:rsid="00085025" officeooo:paragraph-rsid="000b51f8" style:font-size-asian="18pt" style:font-size-complex="18pt"/>
    </style:style>
    <style:style style:name="T1" style:family="text">
      <style:text-properties officeooo:rsid="00085025"/>
    </style:style>
    <style:style style:name="T2" style:family="text">
      <style:text-properties officeooo:rsid="000be93c"/>
    </style:style>
    <style:style style:name="T3" style:family="text">
      <style:text-properties fo:font-variant="normal" fo:text-transform="none" fo:color="#0c0c0c" loext:opacity="100%" style:font-name="Arial" fo:font-size="16pt" fo:letter-spacing="normal" fo:font-style="normal" fo:font-weight="normal" style:font-size-asian="16pt" style:font-size-complex="16pt" loext:padding="0cm" loext:border="none"/>
    </style:style>
    <style:style style:name="T4" style:family="text">
      <style:text-properties fo:font-variant="normal" fo:text-transform="none" fo:color="#0c0c0c" loext:opacity="100%" style:font-name="Arial" fo:font-size="16pt" fo:letter-spacing="normal" fo:font-style="normal" fo:font-weight="bold" style:font-size-asian="16pt" style:font-size-complex="16pt" loext:padding="0cm" loext:border="none"/>
    </style:style>
    <style:style style:name="T5" style:family="text">
      <style:text-properties officeooo:rsid="000be44c"/>
    </style:style>
    <style:style style:name="T6" style:family="text">
      <style:text-properties style:font-name="Arial"/>
    </style:style>
    <style:style style:name="T7" style:family="text">
      <style:text-properties fo:font-variant="normal" fo:text-transform="none" fo:color="#000000" loext:opacity="100%" fo:letter-spacing="normal" fo:font-style="normal" fo:font-weight="normal"/>
    </style:style>
    <style:style style:name="T8" style:family="text">
      <style:text-properties officeooo:rsid="000b51f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rja Pazo Parga<text:tab/><text:tab/><text:tab/><text:tab/><text:tab/><text:tab/><text:tab/><text:tab/><text:tab/>IPE2</text:p>
      <text:p text:style-name="P2"/>
      <text:p text:style-name="P2"/>
      <text:p text:style-name="P3">Exercicio 1: Busca unha oferta de emprego privado relacionada co teu sector profesional e completa a seguinte información: </text:p>
      <text:p text:style-name="P3"/>
      <text:p text:style-name="P3"/>
      <text:p text:style-name="P3"/>
      <text:p text:style-name="P4">a) Indica o posto de traballo. </text:p>
      <text:p text:style-name="P3"/>
      <text:h text:style-name="P5" text:outline-level="1">Desarrollador/a de aplicaciones móviles</text:h>
      <text:p text:style-name="P3"/>
      <text:p text:style-name="P4">b) En qué fonte atopaches a oferta? </text:p>
      <text:p text:style-name="P3"/>
      <text:p text:style-name="P6">Infojobs</text:p>
      <text:p text:style-name="P3"/>
      <text:p text:style-name="P4">c) Tarefas/función do posto:</text:p>
      <text:p text:style-name="P7"/>
      <text:list text:style-name="L1">
        <text:list-item>
          <text:p text:style-name="P8">Desenvolver funcionalidades novas en apps móbiles feitas con Flutter.</text:p>
        </text:list-item>
        <text:list-item>
          <text:p text:style-name="P9">Participar dende o principio en proxectos reais que xa están en marcha (ou a piques de empezar).</text:p>
        </text:list-item>
        <text:list-item>
          <text:p text:style-name="P9">Aprender a facer as cousas ben e coidar o código.</text:p>
        </text:list-item>
        <text:list-item>
          <text:p text:style-name="P9">Axudar a mellorar apps que xa están funcionando.</text:p>
        </text:list-item>
        <text:list-item>
          <text:p text:style-name="P9">Trastear con tecnoloxías novas, dar ideas e poñelas en práctica.</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text:tab/><text:tab/><text:tab/><text:tab/><text:tab/><text:span text:style-name="T1">Página1 de </text:span><text:span text:style-name="T2">5</text:span></text:p>
      <text:p text:style-name="P4"><text:soft-page-break/>d) Condicións laboráis:</text:p>
      <text:p text:style-name="P3"/>
      <text:list text:style-name="L2">
        <text:list-item>
          <text:p text:style-name="P10">Contrato indefinido.</text:p>
        </text:list-item>
        <text:list-item>
          <text:p text:style-name="P11">Incorporación inmediata.</text:p>
        </text:list-item>
        <text:list-item>
          <text:p text:style-name="P11">Xornada completa con horario flexible.</text:p>
        </text:list-item>
        <text:list-item>
          <text:p text:style-name="P11">Venres pola tarde libres e horario de verán.</text:p>
        </text:list-item>
        <text:list-item>
          <text:p text:style-name="P11">Formación continua e liberdade para experimentar.</text:p>
        </text:list-item>
        <text:list-item>
          <text:p text:style-name="P11">Café, cacao, infusións e froita fresca cando toca.</text:p>
        </text:list-item>
        <text:list-item>
          <text:p text:style-name="P11">Bo ambiente, compañeiros frikis e cero postureo.</text:p>
        </text:list-item>
        <text:list-item>
          <text:p text:style-name="P11">Oficina en Pontevedra.</text:p>
        </text:list-item>
      </text:list>
      <text:p text:style-name="P3"/>
      <text:p text:style-name="P4"/>
      <text:p text:style-name="P12">e) Competencias requeridas máis relevantes:</text:p>
      <text:p text:style-name="P12"><text:s/></text:p>
      <text:list text:style-name="L3">
        <text:list-item>
          <text:p text:style-name="P13">Experiencia Minima 1 año</text:p>
          <text:p text:style-name="P13"/>
        </text:list-item>
      </text:list>
      <text:list text:style-name="L4">
        <text:list-item>
          <text:p text:style-name="P14"><text:span text:style-name="T3">Formación ou coñecementos en desenvolvemento web (PHP, HTML, CSS, <text:tab/>JavaScript…). </text:span><text:span text:style-name="Strong_20_Emphasis"><text:span text:style-name="T4">Non é necesario</text:span></text:span><text:span text:style-name="T3">, pero se traes ese plus, mellor que mellor.</text:span></text:p>
        </text:list-item>
        <text:list-item>
          <text:p text:style-name="P15">Saber manexarte cunha base de datos (MySQL, MariaDB, PostgreSQL…): consultas básicas, entender como se estrutura a info, ese tipo de cousas.</text:p>
        </text:list-item>
        <text:list-item>
          <text:p text:style-name="P15">Experiencia ou interese en ferramentas de integración continua (tipo GitHub Actions, GitLab CI…).</text:p>
        </text:list-item>
        <text:list-item>
          <text:p text:style-name="P15">Idiomas: canto máis sepas, mellor. O inglés técnico é o mínimo, pero se tamén controlas portugués, francés ou calquera outro, suma.</text:p>
        </text:list-item>
        <text:list-item>
          <text:p text:style-name="P15">Que saibas que é GLPI ou che dea curiosidade o mundiño da xestión de servizos.</text:p>
        </text:list-item>
      </text:list>
      <text:p text:style-name="P3"/>
      <text:p text:style-name="P3"/>
      <text:p text:style-name="P3"/>
      <text:p text:style-name="P3"/>
      <text:p text:style-name="P16"/>
      <text:p text:style-name="P16"/>
      <text:p text:style-name="P16"/>
      <text:p text:style-name="P16"><text:tab/><text:tab/><text:tab/><text:tab/><text:tab/><text:tab/>Página 2 de <text:span text:style-name="T5">5</text:span></text:p>
      <text:p text:style-name="P17"><text:soft-page-break/><text:span text:style-name="T6">Exercicio 2: Busca as opcións de emprego público que hai para o teu sector profesional, na túa comunidade autónoma (Galicia), provincia ou localidade ou noutras comunidades a nivel nacional (exemplo Madrid, Andalucía…) Podes usar as seguintes webs </text:span></text:p>
      <text:p text:style-name="P16"/>
      <text:p text:style-name="P18">a) Nome do posto. </text:p>
      <text:p text:style-name="P19"/>
      <text:p text:style-name="P19"><text:span text:style-name="T7">Técnico/a superior en informática</text:span> </text:p>
      <text:p text:style-name="P19"/>
      <text:p text:style-name="P18">b) Data da convocatoria e número de prazas. </text:p>
      <text:p text:style-name="P19"/>
      <text:p text:style-name="P19"><text:span text:style-name="T8">3</text:span> de julio de 2024 <text:s/><text:span text:style-name="T8">para 2 plazas</text:span></text:p>
      <text:p text:style-name="P19"/>
      <text:p text:style-name="P18">c) Ámbito territorial: Comunidade Autonóma, provincia ou localidade.</text:p>
      <text:p text:style-name="P20"/>
      <text:p text:style-name="P19">A Coruña </text:p>
      <text:p text:style-name="P19"/>
      <text:p text:style-name="P18">d) Tipo: Oposición, concurso-oposición.</text:p>
      <text:p text:style-name="P19"/>
      <text:p text:style-name="P21">concurso-oposición</text:p>
      <text:p text:style-name="P20"/>
      <text:p text:style-name="P18">e) Requisitos que se piden para o acceso: nivel de estudios, etc. </text:p>
      <text:p text:style-name="P18"/>
      <text:p text:style-name="P22">1. Nacionalidade:</text:p>
      <text:p text:style-name="P22"/>
      <text:p text:style-name="P22">1.1. Ter a nacionalidade española.</text:p>
      <text:p text:style-name="P22"/>
      <text:p text:style-name="P22">1.2. Tamén poderán participar, como persoal funcionario, en igualdade de condicións que os españois, con excepción daqueles empregos públicos que directa ou indirectamente impliquen unha participación no exercicio do poder público ou na salvaguardia dos intereses xerais do Estado e das Administracións Públicas:</text:p>
      <text:p text:style-name="P22"/>
      <text:p text:style-name="P22">a) Os nacionais dos Estados membros da Unión Europea.</text:p>
      <text:p text:style-name="P23"><text:tab/><text:tab/><text:tab/><text:tab/><text:tab/><text:tab/></text:p>
      <text:p text:style-name="P23"><text:tab/><text:tab/><text:tab/><text:tab/><text:tab/>Página <text:span text:style-name="T5">3</text:span> de <text:span text:style-name="T5">5</text:span></text:p>
      <text:p text:style-name="P22"><text:soft-page-break/><text:s/>b) O cónxuxe dos españois e dos nacionais doutros Estados membros da Unión Europea, calquera que sexa a súa nacionalidade, sempre que non estean separados de dereito. Así mesmo, coas mesmas condicións, poderán participar os descendentes menores de vinte e un anos ou maiores desta idade que sexan dependentes.</text:p>
      <text:p text:style-name="P22"/>
      <text:p text:style-name="P22">c) As persoas incluidas no ámbito de aplicación dos Tratados Internacionais celebrados pola Unión Europea e ratificados por España nos que sexa de aplicación a libre circulación de traballadores.</text:p>
      <text:p text:style-name="P22"/>
      <text:p text:style-name="P22">2. Capacidade: Posuír a capacidade funcional para o desempeño das tarefas.</text:p>
      <text:p text:style-name="P22"/>
      <text:p text:style-name="P22">3. Idade: Ter cumpridos dezaseis anos e non exceder, no seu caso, da idade máxima de xubilación forzosa.</text:p>
      <text:p text:style-name="P22"/>
      <text:p text:style-name="P22">4. Habilitación:</text:p>
      <text:p text:style-name="P22"/>
      <text:p text:style-name="P22">4.1. Non ter sido separado mediante expediente disciplinario do servizo de calquera das Administracións Públicas ou dos órganos constitucionais ou estatutarios das Comunidades Autónomas, nin atoparse en inhabilitación absoluta ou especial para empregos ou cargos públicos por resolución xudicial, para o acceso a Corpos ou Escalas de funcionarios.</text:p>
      <text:p text:style-name="P22"/>
      <text:p text:style-name="P22">4.2. No caso de ser nacional doutro Estado, non atoparse inhabilitado ou en situación equivalente nin ter sido sometido a sanción disciplinaria ou equivalente que impida, no seu Estado, nos mesmos termos, o acceso ao emprego público.</text:p>
      <text:p text:style-name="P22"/>
      <text:p text:style-name="P22">5. Titulación:</text:p>
      <text:p text:style-name="P22"/>
      <text:p text:style-name="P22">5.1. Posuír a titulación que se requira nas bases específicas de cada convocatoria, ou estar en condicións de obtela antes de que finalice o prazo de presentación de solicitudes de participación no proceso selectivo.</text:p>
      <text:p text:style-name="P23"><text:tab/><text:tab/><text:tab/><text:tab/><text:tab/><text:tab/>Página <text:span text:style-name="T5">4</text:span> de <text:span text:style-name="T5">5</text:span></text:p>
      <text:p text:style-name="P22"><text:soft-page-break/>5.2. No caso de titulacións universitarias obtidas no estranxeiro deberase estar en posesión da correspondente validación ou da credencial que acredite, no seu caso, a homologación.</text:p>
      <text:p text:style-name="P24"/>
      <text:p text:style-name="P20"/>
      <text:p text:style-name="P20"/>
      <text:p text:style-name="P18">f) En qué consisten as probas. </text:p>
      <text:p text:style-name="P19"/>
      <text:p text:style-name="P23">Primeiro exercicio </text:p>
      <text:p text:style-name="P23">Consistirá na contestación, nun tempo máximo de dúas horas, dun cuestionario tipo test de 100 preguntas (máis cinco preguntas de reserva) con 3 respostas alternativas, das que só unha será correcta, sobre os temas incluídos no programa anexo. </text:p>
      <text:p text:style-name="P23"/>
      <text:p text:style-name="P23">Segundo exercicio</text:p>
      <text:p text:style-name="P23"/>
      <text:p text:style-name="P23">Consistirá en resolver por escrito, nun tempo máximo de dúas horas e utilizando un espazo limitado para a exposición, 5 preguntas curtas sobre as materias do programa Anexo </text:p>
      <text:p text:style-name="P23"/>
      <text:p text:style-name="P23"/>
      <text:p text:style-name="P23"/>
      <text:p text:style-name="P23"/>
      <text:p text:style-name="P23">Terceiro exercicio </text:p>
      <text:p text:style-name="P23"/>
      <text:p text:style-name="P23">Consistirá en resolver, nun tempo máximo de tres horas, un ou varios supostos prácticos relacionados coa parte específica do programa anexo </text:p>
      <text:p text:style-name="P23"/>
      <text:p text:style-name="P23"/>
      <text:p text:style-name="P23"/>
      <text:p text:style-name="P23"/>
      <text:p text:style-name="P23"/>
      <text:p text:style-name="P23"/>
      <text:p text:style-name="P23"/>
      <text:p text:style-name="P23"/>
      <text:p text:style-name="P23"/>
      <text:p text:style-name="P23"><text:tab/><text:tab/><text:tab/><text:tab/><text:tab/>Página <text:span text:style-name="T5">5</text:span> de <text:span text:style-name="T5">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fo:font-size="14pt" style:font-name-asian="OpenSymbol" style:font-family-asian="OpenSymbol" style:font-charset-asian="x-symbol" style:font-size-asian="12.25pt" style:font-name-complex="OpenSymbol" style:font-family-complex="OpenSymbol" style:font-charset-complex="x-symbol" style:font-size-complex="14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3T14:35:57.963564500</meta:creation-date>
    <dc:date>2025-10-06T19:24:16.970064500</dc:date>
    <meta:editing-duration>PT30M7S</meta:editing-duration>
    <meta:editing-cycles>5</meta:editing-cycles>
    <meta:generator>LibreOffice/25.2.5.2$Windows_X86_64 LibreOffice_project/03d19516eb2e1dd5d4ccd751a0d6f35f35e08022</meta:generator>
    <meta:print-date>2025-10-06T19:23:59.392181700</meta:print-date>
    <meta:printed-by>Archivos PDF</meta:printed-by>
    <meta:document-statistic meta:table-count="0" meta:image-count="0" meta:object-count="0" meta:page-count="5" meta:paragraph-count="67" meta:word-count="783" meta:character-count="5034" meta:non-whitespace-character-count="4275"/>
  </office:meta>
</office:document-meta>
</file>